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fo:font-size="24pt" fo:font-weight="bold" style:font-size-asian="24pt" style:font-weight-asian="bold" style:font-size-complex="24pt" style:font-weight-complex="bold"/>
    </style:style>
    <style:style style:name="P2" style:family="paragraph" style:parent-style-name="R_20_Code_20_Chunk">
      <style:text-properties style:font-name="Courier New1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Risk" Probability Calculator</text:p>
      <text:p text:style-name="Standard"/>
      <text:p text:style-name="Standard">Recall that...</text:p>
      <text:p text:style-name="Standard"/>
      <text:p text:style-name="Standard"><draw:frame draw:style-name="fr1" draw:name="Object1" text:anchor-type="as-char" svg:width="1.4071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width="1.9925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width="2.2138in" svg:height="0.51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R_20_Code_20_Chunk">&lt;&lt;echo=<text:span text:style-name="T3">FALSE</text:span>&gt;&gt;=</text:p>
      <text:p text:style-name="R_20_Code_20_Chunk">sumFirstN &lt;- function(n) n*(n+1)/2</text:p>
      <text:p text:style-name="R_20_Code_20_Chunk">sumFirstN2 &lt;- function(n) n*(n+1)*(2*n+1)/6</text:p>
      <text:p text:style-name="R_20_Code_20_Chunk">sumFirstN3 &lt;- function(n) (sumFirstN(n))^2</text:p>
      <text:p text:style-name="R_20_Code_20_Chunk">@</text:p>
      <text:p text:style-name="Standard"/>
      <text:p text:style-name="Standard">Also recall from Risk that the defending player wins ties. <text:s/>Let <text:span text:style-name="T1">m</text:span> be the number of attacking die and <text:span text:style-name="T1">n</text:span> be the number of defending die and let there be <text:span text:style-name="T1">k</text:span> sides to each die. <text:s/>Let <text:span text:style-name="T1">X</text:span> be the random variable for an attacking die and let <text:span text:style-name="T1">Y</text:span> be the random variable for the defending die. </text:p>
      <text:p text:style-name="Standard"/>
      <text:p text:style-name="Standard"><draw:frame draw:style-name="fr1" draw:name="Object5" text:anchor-type="as-char" svg:width="1.8516in" svg:height="0.19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Now,</text:p>
      <text:p text:style-name="Standard"/>
      <text:p text:style-name="Standard"><draw:frame draw:style-name="fr1" draw:name="Object4" text:anchor-type="as-char" svg:width="4.5602in" svg:height="2.680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R_20_Code_20_Chunk">&lt;&lt;echo=<text:span text:style-name="T3">FALSE</text:span>&gt;&gt;=</text:p>
      <text:p text:style-name="R_20_Code_20_Chunk"># pa11 should be P(X &gt; Y) = sum_y{P(X&gt;Y|Y=y)P(Y=y)}</text:p>
      <text:p text:style-name="R_20_Code_20_Chunk">k &lt;- 6</text:p>
      <text:p text:style-name="R_20_Code_20_Chunk">sumOver &lt;- k - 1</text:p>
      <text:p text:style-name="R_20_Code_20_Chunk">pa11 &lt;- sumFirstN(sumOver)/k^2</text:p>
      <text:p text:style-name="R_20_Code_20_Chunk">@</text:p>
      <text:p text:style-name="R_20_Code_20_Chunk"/>
      <text:p text:style-name="Standard">The probability of the attacker defeating the defender with 1 six-sided die is \Sexpr{round(pa11,3)}.</text:p>
      <text:p text:style-name="Standard"><text:soft-page-break/></text:p>
      <text:p text:style-name="Standard">Similarly, for two attacking die versus one defender,</text:p>
      <text:p text:style-name="Standard"/>
      <text:p text:style-name="Standard"><draw:frame draw:style-name="fr2" draw:name="Object6" text:anchor-type="as-char" svg:y="0in" svg:width="6.7799in" svg:height="2.453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R_20_Code_20_Chunk">&lt;&lt;echo=<text:span text:style-name="T3">FALSE</text:span>, results=hide&gt;&gt;=</text:p>
      <text:p text:style-name="R_20_Code_20_Chunk"><text:s text:c="2"/># pa21 should be P(X1 &gt; Y or X2 &gt; Y) = sum_y{P(X1 &gt; Y or X2 &gt; Y | Y=y)P(Y=y)}</text:p>
      <text:p text:style-name="R_20_Code_20_Chunk"><text:s text:c="2"/># <text:s/>= pa11 + pa11 - sum_y{P(X1 &gt; Y &amp; X2 &gt; Y | Y=y)P(Y=y)}</text:p>
      <text:p text:style-name="R_20_Code_20_Chunk"><text:s text:c="2"/>pa21 &lt;- 2*sumFirstN(sumOver)/k^2 - sumFirstN2(sumOver)/k^3</text:p>
      <text:p text:style-name="R_20_Code_20_Chunk">@</text:p>
      <text:p text:style-name="R_20_Code_20_Chunk"/>
      <text:p text:style-name="Standard">The probability of two attackers defeating one defender with six-sided die is \Sexpr{round(pa21,3)}.</text:p>
      <text:p text:style-name="Standard"/>
      <text:p text:style-name="Standard">And for three attackers against one defender,</text:p>
      <text:p text:style-name="Standard"/>
      <text:p text:style-name="Standard"><draw:frame draw:style-name="fr2" draw:name="Object7" text:anchor-type="as-char" svg:y="-0.0063in" svg:width="6.0217in" svg:height="2.73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R_20_Code_20_Chunk">&lt;&lt;echo=<text:span text:style-name="T3">FALSE</text:span>, results=hide&gt;&gt;=</text:p>
      <text:p text:style-name="R_20_Code_20_Chunk"><text:s text:c="2"/># pa31 should be P(X1 &gt; Y or X2 &gt; Y or X3 &gt; Y)</text:p>
      <text:p text:style-name="R_20_Code_20_Chunk"><text:s text:c="2"/>pa31 &lt;- 3*sumFirstN(sumOver)/k^2 - 3*sumFirstN2(sumOver)/k^3 + sumFirstN3(sumOver)/k^4</text:p>
      <text:p text:style-name="R_20_Code_20_Chunk">@</text:p>
      <text:p text:style-name="R_20_Code_20_Chunk"/>
      <text:p text:style-name="Standard">The probability of three attackers defeating one defender with six-sided die is \Sexpr{round(pa31,3)}.</text:p>
      <text:p text:style-name="Standard"/>
      <text:p text:style-name="Standard">Now for one attacker against two defenders,</text:p>
      <text:p text:style-name="Standard"><text:soft-page-break/><draw:frame draw:style-name="fr2" draw:name="Object8" text:anchor-type="as-char" svg:y="-0.0063in" svg:width="6.25in" svg:height="1.975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R_20_Code_20_Chunk">&lt;&lt;echo=<text:span text:style-name="T3">FALSE</text:span>, results=hide&gt;&gt;=</text:p>
      <text:p text:style-name="R_20_Code_20_Chunk"><text:s text:c="2"/># pa12 should be P(X &gt; Y1 and X &gt; Y2) = sum_y1y2{P(X &gt; Y1 and X &gt; Y2 | Y1=y1 and Y2=y2)P(Y1=y1 and Y2=y2)}</text:p>
      <text:p text:style-name="R_20_Code_20_Chunk"><text:s text:c="2"/>#1/6*1/6*(5/6*(0*2+1)+4/6*(1*2+1)+3/6*(2*2+1)+2/6*(3*2+1)+1/6*(4*2+1))</text:p>
      <text:p text:style-name="R_20_Code_20_Chunk"><text:s text:c="2"/>pa12 &lt;- sum((sumOver:1)*(2*(0:(sumOver-1))+1))/k^3</text:p>
      <text:p text:style-name="R_20_Code_20_Chunk">@</text:p>
      <text:p text:style-name="R_20_Code_20_Chunk"/>
      <text:p text:style-name="Standard">The probability of one attacker defeating two defenders with six-sided die is \Sexpr{round(pa12,3)}.</text:p>
      <text:p text:style-name="Standard"/>
      <text:p text:style-name="Standard">A battle of two attackers versus two defenders can result in an attacker win, a one-for-one split, or a defender win. <text:s/>Similarly for three attackers versus two defenders.</text:p>
      <text:p text:style-name="Standard"/>
      <text:p text:style-name="R_20_Code_20_Chunk">&lt;&lt;echo=<text:span text:style-name="T3">FALSE</text:span>, results=hide&gt;&gt;=</text:p>
      <text:p text:style-name="R_20_Code_20_Chunk">TwoVersusTwoLoop &lt;- function(k, bAttackerWin2, bDefenderWin2, </text:p>
      <text:p text:style-name="R_20_Code_20_Chunk"><text:s text:c="2"/>attackerBonus=0, defenderBonus=0)</text:p>
      <text:p text:style-name="R_20_Code_20_Chunk">{</text:p>
      <text:p text:style-name="R_20_Code_20_Chunk"><text:s text:c="2"/># if calculating for the attacker to win 2</text:p>
      <text:p text:style-name="R_20_Code_20_Chunk"><text:s text:c="2"/>if (bAttackerWin2 &amp;&amp; !bDefenderWin2)</text:p>
      <text:p text:style-name="R_20_Code_20_Chunk"><text:s text:c="2"/>{</text:p>
      <text:p text:style-name="R_20_Code_20_Chunk"><text:s text:c="4"/>top1 &lt;- k-1 + attackerBonus - defenderBonus</text:p>
      <text:p text:style-name="R_20_Code_20_Chunk"><text:s text:c="4"/>top2 &lt;- k-1 - defenderBonus</text:p>
      <text:p text:style-name="R_20_Code_20_Chunk"><text:s text:c="4"/>offst1 &lt;- 1 - attackerBonus + defenderBonus</text:p>
      <text:p text:style-name="R_20_Code_20_Chunk"><text:s text:c="4"/>offst2 &lt;- 1</text:p>
      <text:p text:style-name="R_20_Code_20_Chunk"><text:s text:c="2"/>} else if (!bAttackerWin2 &amp;&amp; bDefenderWin2)</text:p>
      <text:p text:style-name="R_20_Code_20_Chunk"><text:s text:c="2"/>{</text:p>
      <text:p text:style-name="R_20_Code_20_Chunk"><text:s text:c="4"/>top1 &lt;- k - attackerBonus</text:p>
      <text:p text:style-name="R_20_Code_20_Chunk"><text:s text:c="4"/>top2 &lt;- k - attackerBonus</text:p>
      <text:p text:style-name="R_20_Code_20_Chunk"><text:s text:c="4"/>offst1 &lt;- 0 + attackerBonus - defenderBonus</text:p>
      <text:p text:style-name="R_20_Code_20_Chunk"><text:s text:c="4"/>offst2 &lt;- 0</text:p>
      <text:p text:style-name="R_20_Code_20_Chunk"><text:s text:c="2"/>}</text:p>
      <text:p text:style-name="R_20_Code_20_Chunk"><text:s text:c="2"/>su &lt;- 0</text:p>
      <text:p text:style-name="R_20_Code_20_Chunk"><text:s text:c="2"/>for (y2 in 1:top2)</text:p>
      <text:p text:style-name="R_20_Code_20_Chunk"><text:s text:c="2"/>{</text:p>
      <text:p text:style-name="R_20_Code_20_Chunk"><text:s text:c="4"/>for (y1 in y2:top1)</text:p>
      <text:p text:style-name="R_20_Code_20_Chunk"><text:s text:c="4"/>{</text:p>
      <text:p text:style-name="R_20_Code_20_Chunk"><text:s text:c="6"/>for (x2 in (y2+offst2):k)</text:p>
      <text:p text:style-name="R_20_Code_20_Chunk"><text:s text:c="6"/>{</text:p>
      <text:p text:style-name="R_20_Code_20_Chunk"><text:s text:c="8"/>for (x1 in max(y1+offst1,x2):k)</text:p>
      <text:p text:style-name="R_20_Code_20_Chunk"><text:s text:c="8"/>{</text:p>
      <text:p text:style-name="R_20_Code_20_Chunk"><text:s text:c="10"/>#print(c(x1,x2,y1,y2))</text:p>
      <text:p text:style-name="R_20_Code_20_Chunk"><text:s text:c="10"/>if (x1==x2 &amp;&amp; y1 != y2) su &lt;- su + 2</text:p>
      <text:p text:style-name="R_20_Code_20_Chunk"><text:s text:c="10"/>else if (x1==x2 &amp;&amp; y1 == y2) su &lt;- su + 1</text:p>
      <text:p text:style-name="R_20_Code_20_Chunk"><text:s text:c="10"/>else if (x1!=x2 &amp;&amp; y1 == y2) su &lt;- su + 2</text:p>
      <text:p text:style-name="R_20_Code_20_Chunk"><text:s text:c="10"/>else if (x1!=x2 &amp;&amp; y1 != y2) su &lt;- su + 4</text:p>
      <text:p text:style-name="R_20_Code_20_Chunk"><text:soft-page-break/><text:s text:c="8"/>}</text:p>
      <text:p text:style-name="R_20_Code_20_Chunk"><text:s text:c="6"/>}</text:p>
      <text:p text:style-name="R_20_Code_20_Chunk"><text:s text:c="4"/>}</text:p>
      <text:p text:style-name="R_20_Code_20_Chunk"><text:s text:c="2"/>}</text:p>
      <text:p text:style-name="R_20_Code_20_Chunk"><text:s text:c="2"/>return(su/k^4)</text:p>
      <text:p text:style-name="R_20_Code_20_Chunk">}</text:p>
      <text:p text:style-name="R_20_Code_20_Chunk"/>
      <text:p text:style-name="R_20_Code_20_Chunk">countWinners &lt;- function(x1, x2, x3, y1, y2)</text:p>
      <text:p text:style-name="R_20_Code_20_Chunk">{</text:p>
      <text:p text:style-name="R_20_Code_20_Chunk"><text:s text:c="2"/>m &lt;- 1</text:p>
      <text:p text:style-name="R_20_Code_20_Chunk"><text:s text:c="2"/>if (y1 != y2) m &lt;- m*2</text:p>
      <text:p text:style-name="R_20_Code_20_Chunk"><text:s text:c="2"/>if (x1 != x2)</text:p>
      <text:p text:style-name="R_20_Code_20_Chunk"><text:s text:c="2"/>{</text:p>
      <text:p text:style-name="R_20_Code_20_Chunk"><text:s text:c="4"/>if (x2 != x3) m &lt;- m*6</text:p>
      <text:p text:style-name="R_20_Code_20_Chunk"><text:s text:c="4"/>else if (x2 == x3) m &lt;- m*3</text:p>
      <text:p text:style-name="R_20_Code_20_Chunk"><text:s text:c="2"/>} else if (x1 == x2)</text:p>
      <text:p text:style-name="R_20_Code_20_Chunk"><text:s text:c="2"/>{</text:p>
      <text:p text:style-name="R_20_Code_20_Chunk"><text:s text:c="4"/>if (x2 != x3) m &lt;- m*3</text:p>
      <text:p text:style-name="R_20_Code_20_Chunk"><text:s text:c="4"/>#else if (x2 == x3) m &lt;- m*1</text:p>
      <text:p text:style-name="R_20_Code_20_Chunk"><text:s text:c="2"/>}</text:p>
      <text:p text:style-name="R_20_Code_20_Chunk"><text:s text:c="2"/>return(m)</text:p>
      <text:p text:style-name="R_20_Code_20_Chunk">}</text:p>
      <text:p text:style-name="R_20_Code_20_Chunk"/>
      <text:p text:style-name="R_20_Code_20_Chunk">ThreeVersusTwoLoop &lt;- function(k, bAttackerWin2, bDefenderWin2,</text:p>
      <text:p text:style-name="R_20_Code_20_Chunk"><text:s text:c="2"/>attackerBonus=0, defenderBonus=0)</text:p>
      <text:p text:style-name="R_20_Code_20_Chunk">{</text:p>
      <text:p text:style-name="R_20_Code_20_Chunk"><text:s text:c="2"/>su &lt;- 0</text:p>
      <text:p text:style-name="R_20_Code_20_Chunk"><text:s text:c="2"/>if (bAttackerWin2 &amp;&amp; !bDefenderWin2)</text:p>
      <text:p text:style-name="R_20_Code_20_Chunk"><text:s text:c="2"/>{</text:p>
      <text:p text:style-name="R_20_Code_20_Chunk"><text:s text:c="4"/>top1 &lt;- k-1 + attackerBonus - defenderBonus</text:p>
      <text:p text:style-name="R_20_Code_20_Chunk"><text:s text:c="4"/>top2 &lt;- k-1 - defenderBonus</text:p>
      <text:p text:style-name="R_20_Code_20_Chunk"><text:s text:c="4"/>offst1 &lt;- 1 - attackerBonus + defenderBonus</text:p>
      <text:p text:style-name="R_20_Code_20_Chunk"><text:s text:c="4"/>offst2 &lt;- 1</text:p>
      <text:p text:style-name="R_20_Code_20_Chunk"><text:s text:c="4"/>for (y2 in 1:top2)</text:p>
      <text:p text:style-name="R_20_Code_20_Chunk"><text:s text:c="4"/>{</text:p>
      <text:p text:style-name="R_20_Code_20_Chunk"><text:s text:c="6"/>for (y1 in y2:top1)</text:p>
      <text:p text:style-name="R_20_Code_20_Chunk"><text:s text:c="6"/>{</text:p>
      <text:p text:style-name="R_20_Code_20_Chunk"><text:s text:c="8"/>for (x2 in (y2+offst2):k)</text:p>
      <text:p text:style-name="R_20_Code_20_Chunk"><text:s text:c="8"/>{</text:p>
      <text:p text:style-name="R_20_Code_20_Chunk"><text:s text:c="10"/>for (x1 in max(y1+offst1,x2):k)</text:p>
      <text:p text:style-name="R_20_Code_20_Chunk"><text:s text:c="10"/>{</text:p>
      <text:p text:style-name="R_20_Code_20_Chunk"><text:s text:c="12"/>for (x3 in 1:x2)</text:p>
      <text:p text:style-name="R_20_Code_20_Chunk"><text:s text:c="12"/>{</text:p>
      <text:p text:style-name="R_20_Code_20_Chunk"><text:s text:c="14"/>su &lt;- su + countWinners(x1, x2, x3, y1, y2)</text:p>
      <text:p text:style-name="R_20_Code_20_Chunk"><text:s text:c="12"/>}</text:p>
      <text:p text:style-name="R_20_Code_20_Chunk"><text:s text:c="10"/>}</text:p>
      <text:p text:style-name="R_20_Code_20_Chunk"><text:s text:c="8"/>}</text:p>
      <text:p text:style-name="R_20_Code_20_Chunk"><text:s text:c="6"/>}</text:p>
      <text:p text:style-name="R_20_Code_20_Chunk"><text:s text:c="4"/>}</text:p>
      <text:p text:style-name="R_20_Code_20_Chunk"><text:s text:c="2"/>} else if (!bAttackerWin2 &amp;&amp; bDefenderWin2)</text:p>
      <text:p text:style-name="R_20_Code_20_Chunk"><text:s text:c="2"/>{</text:p>
      <text:p text:style-name="R_20_Code_20_Chunk"><text:s text:c="4"/>top &lt;- k - attackerBonus</text:p>
      <text:p text:style-name="R_20_Code_20_Chunk"><text:s text:c="4"/>offst &lt;- 0 + attackerBonus - defenderBonus</text:p>
      <text:p text:style-name="R_20_Code_20_Chunk"><text:s text:c="4"/>for (x3 in 1:top)</text:p>
      <text:p text:style-name="R_20_Code_20_Chunk"><text:s text:c="4"/>{</text:p>
      <text:p text:style-name="R_20_Code_20_Chunk"><text:s text:c="6"/>for (x2 in x3:top)</text:p>
      <text:p text:style-name="R_20_Code_20_Chunk"><text:s text:c="6"/>{</text:p>
      <text:p text:style-name="R_20_Code_20_Chunk"><text:s text:c="8"/>for (x1 in x2:top)</text:p>
      <text:p text:style-name="R_20_Code_20_Chunk"><text:s text:c="8"/>{</text:p>
      <text:p text:style-name="R_20_Code_20_Chunk"><text:soft-page-break/><text:s text:c="10"/>for (y2 in x2:k)</text:p>
      <text:p text:style-name="R_20_Code_20_Chunk"><text:s text:c="10"/>{</text:p>
      <text:p text:style-name="R_20_Code_20_Chunk"><text:s text:c="12"/>for (y1 in max(x1+offst, y2):k)</text:p>
      <text:p text:style-name="R_20_Code_20_Chunk"><text:s text:c="12"/>{</text:p>
      <text:p text:style-name="R_20_Code_20_Chunk"><text:s text:c="14"/>su &lt;- su + countWinners(x1, x2, x3, y1, y2)</text:p>
      <text:p text:style-name="R_20_Code_20_Chunk"><text:s text:c="12"/>}</text:p>
      <text:p text:style-name="R_20_Code_20_Chunk"><text:s text:c="10"/>}</text:p>
      <text:p text:style-name="R_20_Code_20_Chunk"><text:s text:c="8"/>}</text:p>
      <text:p text:style-name="R_20_Code_20_Chunk"><text:s text:c="6"/>}</text:p>
      <text:p text:style-name="R_20_Code_20_Chunk"><text:s text:c="4"/>}</text:p>
      <text:p text:style-name="R_20_Code_20_Chunk"><text:s text:c="2"/>} </text:p>
      <text:p text:style-name="R_20_Code_20_Chunk"><text:s text:c="2"/>return(su/k^5)</text:p>
      <text:p text:style-name="R_20_Code_20_Chunk">}</text:p>
      <text:p text:style-name="R_20_Code_20_Chunk"/>
      <text:p text:style-name="R_20_Code_20_Chunk">prob2DiceAttackerVersus2DiceDefender &lt;- function(k, attackerBonus=0, defenderBonus=0)</text:p>
      <text:p text:style-name="R_20_Code_20_Chunk">{</text:p>
      <text:p text:style-name="R_20_Code_20_Chunk"><text:s text:c="2"/>a &lt;- c(TwoVersusTwoLoop(k, T, F, attackerBonus, defenderBonus), </text:p>
      <text:p text:style-name="R_20_Code_20_Chunk"><text:s text:c="9"/>TwoVersusTwoLoop(k, F, T, attackerBonus, defenderBonus))</text:p>
      <text:p text:style-name="R_20_Code_20_Chunk"><text:s text:c="2"/>c(a[1], 1-a[1]-a[2], a[2])</text:p>
      <text:p text:style-name="R_20_Code_20_Chunk">}</text:p>
      <text:p text:style-name="R_20_Code_20_Chunk"/>
      <text:p text:style-name="R_20_Code_20_Chunk">prob3DiceAttackerVersus2DiceDefender &lt;- function(k, attackerBonus=0, defenderBonus=0)</text:p>
      <text:p text:style-name="R_20_Code_20_Chunk">{</text:p>
      <text:p text:style-name="R_20_Code_20_Chunk"><text:s text:c="2"/>a &lt;- c(ThreeVersusTwoLoop(k, T, F, attackerBonus, defenderBonus), </text:p>
      <text:p text:style-name="R_20_Code_20_Chunk"><text:s text:c="9"/>ThreeVersusTwoLoop(k, F, T, attackerBonus, defenderBonus))</text:p>
      <text:p text:style-name="R_20_Code_20_Chunk"><text:s text:c="2"/>c(a[1], 1-a[1]-a[2], a[2])</text:p>
      <text:p text:style-name="R_20_Code_20_Chunk">}</text:p>
      <text:p text:style-name="R_20_Code_20_Chunk"/>
      <text:p text:style-name="R_20_Code_20_Chunk">p22 &lt;- prob2DiceAttackerVersus2DiceDefender(6, 0, 0)</text:p>
      <text:p text:style-name="R_20_Code_20_Chunk">p32 &lt;- prob3DiceAttackerVersus2DiceDefender(6, 0, 0)</text:p>
      <text:p text:style-name="R_20_Code_20_Chunk">@</text:p>
      <text:p text:style-name="Standard"/>
      <text:p text:style-name="Standard">For two attackers versus two defenders, the probability of two attacker wins is \Sexpr{round(p22[1],3)}. <text:s/>The probability of one attacker win is \Sexpr{round(p22[2],3)}, and the probability of two attacker losses is \Sexpr{round(p22[3],3)}.</text:p>
      <text:p text:style-name="Standard"/>
      <text:p text:style-name="Standard">For three attackers versus two defenders, the probability of two attacker wins is \Sexpr{round(p32[1],3)}. <text:s/>The probability of one attacker win is \Sexpr{round(p32[2],3)}, and the probability of two attacker losses is \Sexpr{round(p32[3],3)}.</text:p>
      <text:p text:style-name="Standard"/>
      <text:p text:style-name="R_20_Code_20_Chunk">&lt;&lt;echo=<text:span text:style-name="T3">FALSE</text:span>, results=hide&gt;&gt;=</text:p>
      <text:p text:style-name="R_20_Code_20_Chunk">createGrid &lt;- function(pa11, pa21, pa31, pa12, pa22, pa32)</text:p>
      <text:p text:style-name="R_20_Code_20_Chunk">{</text:p>
      <text:p text:style-name="R_20_Code_20_Chunk"><text:s text:c="2"/># rows are attackers in the country, columns are defenders in the country</text:p>
      <text:p text:style-name="R_20_Code_20_Chunk"><text:s text:c="2"/>Z &lt;- matrix(NA, nrow=10, ncol=10)</text:p>
      <text:p text:style-name="R_20_Code_20_Chunk"><text:s text:c="2"/>Z[2,1] &lt;- pa11[1]</text:p>
      <text:p text:style-name="R_20_Code_20_Chunk"><text:s text:c="2"/>Z[3,1] &lt;- pa21[1] + pa21[2]*pa11[1]</text:p>
      <text:p text:style-name="R_20_Code_20_Chunk"><text:s text:c="2"/>Z[2,2] &lt;- pa12[1]*pa11[1]</text:p>
      <text:p text:style-name="R_20_Code_20_Chunk"><text:s text:c="2"/>Z[3,2] &lt;- pa22[1] + pa22[2]*Z[2,1] + pa22[3]*0</text:p>
      <text:p text:style-name="R_20_Code_20_Chunk"><text:s text:c="2"/></text:p>
      <text:p text:style-name="R_20_Code_20_Chunk"><text:s text:c="2"/>for (b in 3:10)</text:p>
      <text:p text:style-name="R_20_Code_20_Chunk"><text:s text:c="2"/>{</text:p>
      <text:p text:style-name="R_20_Code_20_Chunk"><text:s text:c="4"/>Z[2,b] &lt;- pa12[1]*Z[2,b-1] #+ pa12[2]*0</text:p>
      <text:p text:style-name="R_20_Code_20_Chunk"><text:s text:c="4"/>Z[3,b] &lt;- pa22[1]*Z[3,b-2] + pa22[2]*Z[2,b-1] #+ pa22[3]*0</text:p>
      <text:p text:style-name="R_20_Code_20_Chunk"><text:s text:c="2"/>}</text:p>
      <text:p text:style-name="R_20_Code_20_Chunk"><text:soft-page-break/><text:s text:c="2"/></text:p>
      <text:p text:style-name="R_20_Code_20_Chunk"><text:s text:c="2"/>for (a in 4:10) </text:p>
      <text:p text:style-name="R_20_Code_20_Chunk"><text:s text:c="4"/>Z[a,1] &lt;- pa31[1] + pa31[2]*Z[a-1,1]</text:p>
      <text:p text:style-name="R_20_Code_20_Chunk"><text:s text:c="2"/>for (a in 4:10) </text:p>
      <text:p text:style-name="R_20_Code_20_Chunk"><text:s text:c="4"/>Z[a,2] &lt;- pa32[1] + pa32[2]*Z[a-1,1] + pa32[3]*Z[a-2,2]</text:p>
      <text:p text:style-name="R_20_Code_20_Chunk"><text:s text:c="2"/>for (b in 3:10)</text:p>
      <text:p text:style-name="R_20_Code_20_Chunk"><text:s text:c="2"/>{</text:p>
      <text:p text:style-name="R_20_Code_20_Chunk"><text:s text:c="4"/>for (a in 4:10)</text:p>
      <text:p text:style-name="R_20_Code_20_Chunk"><text:s text:c="4"/>{</text:p>
      <text:p text:style-name="R_20_Code_20_Chunk"><text:s text:c="6"/>Z[a,b] &lt;- pa32[1]*Z[a,b-2] + pa32[2]*Z[a-1,b-1] + pa32[3]*Z[a-2,b]</text:p>
      <text:p text:style-name="R_20_Code_20_Chunk"><text:s text:c="4"/>}</text:p>
      <text:p text:style-name="R_20_Code_20_Chunk"><text:s text:c="2"/>}</text:p>
      <text:p text:style-name="R_20_Code_20_Chunk"><text:s text:c="2"/>return(Z)</text:p>
      <text:p text:style-name="R_20_Code_20_Chunk">}</text:p>
      <text:p text:style-name="R_20_Code_20_Chunk"/>
      <text:p text:style-name="R_20_Code_20_Chunk">expectedLossGrid &lt;- function(pa11, pa21, pa31, pa12, pa22, pa32)</text:p>
      <text:p text:style-name="R_20_Code_20_Chunk">{</text:p>
      <text:p text:style-name="R_20_Code_20_Chunk"><text:s text:c="2"/># rows are attackers in the country, columns are defenders in the country</text:p>
      <text:p text:style-name="R_20_Code_20_Chunk"><text:s text:c="2"/>Z &lt;- matrix(NA, nrow=10, ncol=10)</text:p>
      <text:p text:style-name="R_20_Code_20_Chunk"><text:s text:c="2"/>Z[2,1] &lt;- pa11[2]*1</text:p>
      <text:p text:style-name="R_20_Code_20_Chunk"><text:s text:c="2"/>Z[3,1] &lt;- pa21[2]*(1 + Z[2,1])</text:p>
      <text:p text:style-name="R_20_Code_20_Chunk"><text:s text:c="2"/>Z[2,2] &lt;- pa12[2]*1</text:p>
      <text:p text:style-name="R_20_Code_20_Chunk"><text:s text:c="2"/>Z[3,2] &lt;- pa22[2]*(1 + Z[2,1]) + pa22[3]*2</text:p>
      <text:p text:style-name="R_20_Code_20_Chunk"><text:s text:c="2"/></text:p>
      <text:p text:style-name="R_20_Code_20_Chunk"><text:s text:c="2"/>for (b in 3:10)</text:p>
      <text:p text:style-name="R_20_Code_20_Chunk"><text:s text:c="2"/>{</text:p>
      <text:p text:style-name="R_20_Code_20_Chunk"><text:s text:c="4"/>Z[2,b] &lt;- pa12[1]*Z[2,b-1] + pa12[2]*1 </text:p>
      <text:p text:style-name="R_20_Code_20_Chunk"><text:s text:c="4"/>Z[3,b] &lt;- pa22[1]*Z[3,b-2] + pa22[2]*(1+Z[2,b-1]) + pa22[3]*2</text:p>
      <text:p text:style-name="R_20_Code_20_Chunk"><text:s text:c="2"/>}</text:p>
      <text:p text:style-name="R_20_Code_20_Chunk"><text:s text:c="2"/></text:p>
      <text:p text:style-name="R_20_Code_20_Chunk"><text:s text:c="2"/>for (a in 4:10) </text:p>
      <text:p text:style-name="R_20_Code_20_Chunk"><text:s text:c="4"/>Z[a,1] &lt;- pa31[1]*0 + pa31[2]*(1+Z[a-1,1])</text:p>
      <text:p text:style-name="R_20_Code_20_Chunk"><text:s text:c="2"/>for (a in 4:10) </text:p>
      <text:p text:style-name="R_20_Code_20_Chunk"><text:s text:c="4"/>Z[a,2] &lt;- pa32[1]*0 + pa32[2]*(1+Z[a-1,1]) + pa32[3]*(2+Z[a-2,2])</text:p>
      <text:p text:style-name="R_20_Code_20_Chunk"><text:s text:c="2"/>for (b in 3:10)</text:p>
      <text:p text:style-name="R_20_Code_20_Chunk"><text:s text:c="2"/>{</text:p>
      <text:p text:style-name="R_20_Code_20_Chunk"><text:s text:c="4"/>for (a in 4:10)</text:p>
      <text:p text:style-name="R_20_Code_20_Chunk"><text:s text:c="4"/>{</text:p>
      <text:p text:style-name="R_20_Code_20_Chunk"><text:s text:c="6"/>Z[a,b] &lt;- pa32[1]*(0+Z[a,b-2]) + pa32[2]*(1+Z[a-1,b-1]) + pa32[3]*(2+Z[a-2,b])</text:p>
      <text:p text:style-name="R_20_Code_20_Chunk"><text:s text:c="4"/>}</text:p>
      <text:p text:style-name="R_20_Code_20_Chunk"><text:s text:c="2"/>}</text:p>
      <text:p text:style-name="R_20_Code_20_Chunk"><text:s text:c="2"/>return(Z)</text:p>
      <text:p text:style-name="R_20_Code_20_Chunk">}</text:p>
      <text:p text:style-name="R_20_Code_20_Chunk"/>
      <text:p text:style-name="R_20_Code_20_Chunk">RiskResultGenerator &lt;- function(k, attackerBonus=0, defenderBonus=0)</text:p>
      <text:p text:style-name="R_20_Code_20_Chunk">{</text:p>
      <text:p text:style-name="R_20_Code_20_Chunk"><text:s text:c="2"/>sumOver &lt;- k - 1 + attackerBonus - defenderBonus</text:p>
      <text:p text:style-name="R_20_Code_20_Chunk"><text:s text:c="2"/></text:p>
      <text:p text:style-name="R_20_Code_20_Chunk"><text:s text:c="2"/># pa11 should be P(X &gt; Y) = sum_y{P(X&gt;Y|Y=y)P(Y=y)}</text:p>
      <text:p text:style-name="R_20_Code_20_Chunk"><text:s text:c="2"/>pa11 &lt;- sumFirstN(sumOver)/k^2</text:p>
      <text:p text:style-name="R_20_Code_20_Chunk"><text:s text:c="2"/>pa11 &lt;- c(pa11, 1-pa11)</text:p>
      <text:p text:style-name="R_20_Code_20_Chunk"><text:s text:c="2"/># pa21 should be P(X1 &gt; Y or X2 &gt; Y) = sum_y{P(X1 &gt; Y or X2 &gt; Y | Y=y)P(Y=y)}</text:p>
      <text:p text:style-name="R_20_Code_20_Chunk"><text:s text:c="2"/># <text:s/>= pa11 + pa11 - sum_y{P(X1 &gt; Y &amp; X2 &gt; Y | Y=y)P(Y=y)}</text:p>
      <text:p text:style-name="R_20_Code_20_Chunk"><text:s text:c="2"/>pa21 &lt;- 2*sumFirstN(sumOver)/k^2 - sumFirstN2(sumOver)/k^3</text:p>
      <text:p text:style-name="R_20_Code_20_Chunk"><text:s text:c="2"/>pa21 &lt;- c(pa21, 1-pa21)</text:p>
      <text:p text:style-name="R_20_Code_20_Chunk"><text:s text:c="2"/># pa31 should be P(X1 &gt; Y or X2 &gt; Y or X3 &gt; Y)</text:p>
      <text:p text:style-name="R_20_Code_20_Chunk"><text:s text:c="2"/>pa31 &lt;- 3*sumFirstN(sumOver)/k^2 - 3*sumFirstN2(sumOver)/k^3 + sumFirstN3(sumOver)/k^4</text:p>
      <text:p text:style-name="R_20_Code_20_Chunk"><text:soft-page-break/><text:s text:c="2"/>pa31 &lt;- c(pa31, 1-pa31)</text:p>
      <text:p text:style-name="R_20_Code_20_Chunk"><text:s text:c="2"/># pa12 should be P(X &gt; Y1 and X &gt; Y2) = sum_y1y2{P(X &gt; Y1 and X &gt; Y2 | Y1=y1 and Y2=y2)P(Y1=y1 and Y2=y2)}</text:p>
      <text:p text:style-name="R_20_Code_20_Chunk"><text:s text:c="2"/>#1/6*1/6*(5/6*(0*2+1)+4/6*(1*2+1)+3/6*(2*2+1)+2/6*(3*2+1)+1/6*(4*2+1))</text:p>
      <text:p text:style-name="R_20_Code_20_Chunk"><text:s text:c="2"/>pa12 &lt;- sum((sumOver:1)*(2*(0:(sumOver-1))+1))/k^3</text:p>
      <text:p text:style-name="R_20_Code_20_Chunk"><text:s text:c="2"/>pa12 &lt;- c(pa12, 1-pa12)</text:p>
      <text:p text:style-name="R_20_Code_20_Chunk"><text:s text:c="2"/># pa22</text:p>
      <text:p text:style-name="R_20_Code_20_Chunk"><text:s text:c="2"/>pa22 &lt;- prob2DiceAttackerVersus2DiceDefender(k, attackerBonus, defenderBonus)</text:p>
      <text:p text:style-name="R_20_Code_20_Chunk"><text:s text:c="2"/># pa32</text:p>
      <text:p text:style-name="R_20_Code_20_Chunk"><text:s text:c="2"/>pa32 &lt;- prob3DiceAttackerVersus2DiceDefender(k, attackerBonus, defenderBonus)</text:p>
      <text:p text:style-name="R_20_Code_20_Chunk"/>
      <text:p text:style-name="R_20_Code_20_Chunk"><text:s text:c="2"/>pWin &lt;- createGrid(pa11, pa21, pa31, pa12, pa22, pa32)</text:p>
      <text:p text:style-name="R_20_Code_20_Chunk"/>
      <text:p text:style-name="R_20_Code_20_Chunk"><text:s text:c="2"/>ELoss &lt;- expectedLossGrid(pa11, pa21, pa31, pa12, pa22, pa32)</text:p>
      <text:p text:style-name="R_20_Code_20_Chunk"><text:s text:c="2"/></text:p>
      <text:p text:style-name="R_20_Code_20_Chunk"><text:s text:c="2"/>return(list(pa11=pa11, pa21=pa21, pa31=pa31, pa12=pa12, pa22=pa22, </text:p>
      <text:p text:style-name="R_20_Code_20_Chunk"><text:s text:c="14"/>pa32=pa32, pWin=pWin, ELoss=ELoss))</text:p>
      <text:p text:style-name="R_20_Code_20_Chunk">}</text:p>
      <text:p text:style-name="R_20_Code_20_Chunk"/>
      <text:p text:style-name="R_20_Code_20_Chunk">baseCase &lt;- RiskResultGenerator(6, attackerBonus=0, defenderBonus=0)</text:p>
      <text:p text:style-name="R_20_Code_20_Chunk">attackLeader &lt;- RiskResultGenerator(6, attackerBonus=1, defenderBonus=0)</text:p>
      <text:p text:style-name="R_20_Code_20_Chunk">defendLeader &lt;- RiskResultGenerator(6, attackerBonus=0, defenderBonus=1)</text:p>
      <text:p text:style-name="R_20_Code_20_Chunk">defendLeaderFortress &lt;- RiskResultGenerator(6, attackerBonus=0, defenderBonus=2)</text:p>
      <text:p text:style-name="R_20_Code_20_Chunk"/>
      <text:p text:style-name="R_20_Code_20_Chunk">rownames(baseCase$pWin) &lt;- as.character(1:10)</text:p>
      <text:p text:style-name="R_20_Code_20_Chunk">colnames(baseCase$pWin) &lt;- 1:10</text:p>
      <text:p text:style-name="R_20_Code_20_Chunk">rownames(baseCase$ELoss) &lt;- as.character(1:10)</text:p>
      <text:p text:style-name="R_20_Code_20_Chunk">colnames(baseCase$ELoss) &lt;- 1:10</text:p>
      <text:p text:style-name="R_20_Code_20_Chunk"/>
      <text:p text:style-name="R_20_Code_20_Chunk">rownames(attackLeader$pWin) &lt;- as.character(1:10)</text:p>
      <text:p text:style-name="R_20_Code_20_Chunk">colnames(attackLeader$pWin) &lt;- 1:10</text:p>
      <text:p text:style-name="R_20_Code_20_Chunk">rownames(attackLeader$ELoss) &lt;- as.character(1:10)</text:p>
      <text:p text:style-name="R_20_Code_20_Chunk">colnames(attackLeader$ELoss) &lt;- 1:10</text:p>
      <text:p text:style-name="R_20_Code_20_Chunk"/>
      <text:p text:style-name="R_20_Code_20_Chunk">rownames(defendLeader$pWin) &lt;- as.character(1:10)</text:p>
      <text:p text:style-name="R_20_Code_20_Chunk">colnames(defendLeader$pWin) &lt;- 1:10</text:p>
      <text:p text:style-name="R_20_Code_20_Chunk">rownames(defendLeader$ELoss) &lt;- as.character(1:10)</text:p>
      <text:p text:style-name="R_20_Code_20_Chunk">colnames(defendLeader$ELoss) &lt;- 1:10</text:p>
      <text:p text:style-name="R_20_Code_20_Chunk"/>
      <text:p text:style-name="R_20_Code_20_Chunk">rownames(defendLeaderFortress$pWin) &lt;- as.character(1:10)</text:p>
      <text:p text:style-name="R_20_Code_20_Chunk">colnames(defendLeaderFortress$pWin) &lt;- 1:10</text:p>
      <text:p text:style-name="R_20_Code_20_Chunk">rownames(defendLeaderFortress$ELoss) &lt;- as.character(1:10)</text:p>
      <text:p text:style-name="R_20_Code_20_Chunk">colnames(defendLeaderFortress$ELoss) &lt;- 1:10</text:p>
      <text:p text:style-name="R_20_Code_20_Chunk">@</text:p>
      <text:h text:style-name="Heading_20_2" text:outline-level="2">Attacker and Defender Base Case</text:h>
      <text:p text:style-name="R_20_Code_20_Chunk"/>
      <text:p text:style-name="P2">&lt;&lt;echo = FALSE, results = xml&gt;&gt;=</text:p>
      <text:p text:style-name="R_20_Code_20_Chunk">odfTable(round(baseCase$pWin,3), colnames=c("",1:10), useRowNames=TRUE)</text:p>
      <text:p text:style-name="R_20_Code_20_Chunk">@</text:p>
      <text:p text:style-name="R_20_Code_20_Chunk"/>
      <text:p text:style-name="P2">&lt;&lt;echo = FALSE, results = xml&gt;&gt;=</text:p>
      <text:p text:style-name="R_20_Code_20_Chunk">odfTable(round(baseCase$ELoss, 1), colnames=c("",1:10), useRowNames=TRUE)</text:p>
      <text:p text:style-name="R_20_Code_20_Chunk">@</text:p>
      <text:p text:style-name="R_20_Code_20_Chunk"/>
      <text:h text:style-name="Heading_20_2" text:outline-level="2"><text:soft-page-break/>Attacker with Bonus</text:h>
      <text:p text:style-name="R_20_Code_20_Chunk"/>
      <text:p text:style-name="P2">&lt;&lt;echo = FALSE, results = xml&gt;&gt;=</text:p>
      <text:p text:style-name="R_20_Code_20_Chunk">odfTable(round(attackLeader$pWin,3), colnames=c("",1:10), useRowNames=TRUE)</text:p>
      <text:p text:style-name="R_20_Code_20_Chunk">@</text:p>
      <text:p text:style-name="R_20_Code_20_Chunk"/>
      <text:p text:style-name="P2">&lt;&lt;echo = FALSE, results = xml&gt;&gt;=</text:p>
      <text:p text:style-name="R_20_Code_20_Chunk">odfTable(round(attackLeader$ELoss, 1), colnames=c("",1:10), useRowNames=TRUE)</text:p>
      <text:p text:style-name="R_20_Code_20_Chunk">@</text:p>
      <text:p text:style-name="R_20_Code_20_Chunk"/>
      <text:h text:style-name="Heading_20_2" text:outline-level="2">Defender with Bonus</text:h>
      <text:p text:style-name="R_20_Code_20_Chunk"/>
      <text:p text:style-name="P2">&lt;&lt;echo = FALSE, results = xml&gt;&gt;=</text:p>
      <text:p text:style-name="R_20_Code_20_Chunk">odfTable(round(defendLeader$pWin,3), colnames=c("",1:10), useRowNames=TRUE)</text:p>
      <text:p text:style-name="R_20_Code_20_Chunk">@</text:p>
      <text:p text:style-name="R_20_Code_20_Chunk"/>
      <text:p text:style-name="P2">&lt;&lt;echo = FALSE, results = xml&gt;&gt;=</text:p>
      <text:p text:style-name="R_20_Code_20_Chunk">odfTable(round(defendLeader$ELoss, 1), colnames=c("",1:10), useRowNames=TRUE)</text:p>
      <text:p text:style-name="R_20_Code_20_Chunk">@</text:p>
      <text:p text:style-name="R_20_Code_20_Chunk"/>
      <text:h text:style-name="Heading_20_2" text:outline-level="2">Defender with Two Bonuses</text:h>
      <text:p text:style-name="R_20_Code_20_Chunk"/>
      <text:p text:style-name="P2">&lt;&lt;echo = FALSE, results = xml&gt;&gt;=</text:p>
      <text:p text:style-name="R_20_Code_20_Chunk">odfTable(round(defendLeaderFortress$pWin,3), colnames=c("",1:10), useRowNames=TRUE)</text:p>
      <text:p text:style-name="R_20_Code_20_Chunk">@</text:p>
      <text:p text:style-name="R_20_Code_20_Chunk"/>
      <text:p text:style-name="P2">&lt;&lt;echo = FALSE, results = xml&gt;&gt;=</text:p>
      <text:p text:style-name="R_20_Code_20_Chunk">odfTable(round(defendLeaderFortress$ELoss, 1), colnames=c("",1:10), useRowNames=TRUE)</text:p>
      <text:p text:style-name="R_20_Code_20_Chunk">@</text:p>
      <text:p text:style-name="R_20_Code_20_Chunk"/>
      <text:p text:style-name="R_20_Code_20_Chunk"/>
      <text:p text:style-name="R_20_Code_20_Chunk"/>
      <text:p text:style-name="R_20_Code_20_Chunk"/>
      <text:p text:style-name="R_20_Code_20_Chunk"/>
      <text:p text:style-name="R_20_Code_20_Chunk"/>
      <text:p text:style-name="R_20_Code_20_Chunk">&lt;&lt;echo=FALSE, results=hide, eval=FALSE&gt;&gt;=</text:p>
      <text:p text:style-name="R_20_Code_20_Chunk"># This is the code required to Weave this document</text:p>
      <text:p text:style-name="R_20_Code_20_Chunk"># This code is not run.</text:p>
      <text:p text:style-name="R_20_Code_20_Chunk">require(odfWeave)</text:p>
      <text:p text:style-name="R_20_Code_20_Chunk"># odfweave after loading R2HTML needs the following line</text:p>
      <text:p text:style-name="R_20_Code_20_Chunk">options(SweaveSyntax="SweaveSyntaxNoweb") </text:p>
      <text:p text:style-name="R_20_Code_20_Chunk">path &lt;- file.path("C:","users","carnellr","desktop")</text:p>
      <text:p text:style-name="R_20_Code_20_Chunk">odfWeave(file.path(path, "risk probabilities.odt"),</text:p>
      <text:p text:style-name="R_20_Code_20_Chunk"><text:s text:c="9"/>file.path(path, "risk document.odt"))</text:p>
      <text:p text:style-name="R_20_Code_20_Chunk">@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R_20_Comment" style:display-name="R Comment" style:family="paragraph" style:parent-style-name="Standard" style:class="text">
      <style:text-properties fo:color="#008000" style:font-name="Courier New1" fo:font-size="10pt" style:font-size-asian="10pt" style:font-size-complex="10pt"/>
    </style:style>
    <style:style style:name="R_20_Code_20_Chunk" style:display-name="R Code Chunk" style:family="paragraph" style:parent-style-name="Standard" style:class="text" style:master-page-name="">
      <style:paragraph-properties style:page-number="auto"/>
      <style:text-properties style:font-name="Courier New" fo:font-size="10pt"/>
    </style:style>
    <style:style style:name="R_20_Guideline" style:display-name="R Guideline" style:family="paragraph" style:parent-style-name="Standard" style:class="text">
      <style:paragraph-properties fo:background-color="#0000ff" style:shadow="none">
        <style:background-image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C</meta:initial-creator>
    <meta:creation-date>2010-04-09T22:07:45.69</meta:creation-date>
    <dc:date>2011-03-26T21:26:11.89</dc:date>
    <dc:creator>Rob C</dc:creator>
    <meta:editing-duration>PT199H35M45S</meta:editing-duration>
    <meta:editing-cycles>33</meta:editing-cycles>
    <meta:generator>OpenOffice.org/3.1$Win32 OpenOffice.org_project/310m19$Build-9420</meta:generator>
    <meta:document-statistic meta:table-count="0" meta:image-count="0" meta:object-count="8" meta:page-count="8" meta:paragraph-count="308" meta:word-count="1364" meta:character-count="103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n</math:mi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i>k</math:mi>
        </math:mrow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</math:mrow>
        <math:mn>2</math:mn>
      </math:mfrac>
    </math:mrow>
    <math:annotation math:encoding="StarMath 5.0">S_n = sum from {k=1} to {n} k = {n(n+1)} over {2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S</math:mi>
          <math:mi>n</math:mi>
          <math:mn>2</math:mn>
        </math:msub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p>
            <math:mi>k</math:mi>
            <math:mn>2</math:mn>
          </math:msup>
        </math:mrow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n>2n</math:mn>
              <math:mo math:stretchy="false">+</math:mo>
              <math:mn>1</math:mn>
            </math:mrow>
            <math:mo math:stretchy="false">)</math:mo>
          </math:mrow>
        </math:mrow>
        <math:mn>6</math:mn>
      </math:mfrac>
    </math:mrow>
    <math:annotation math:encoding="StarMath 5.0">S^2_n = sum from {k=1} to {n} k^2 = {n(n+1)(2n+1)} over {6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>S</math:mi>
            <math:mi>n</math:mi>
            <math:mn>3</math:mn>
          </math:msubsup>
          <math:mo math:stretchy="false">=</math:mo>
          <math:mrow>
            <math:munderover>
              <math:mo math:stretchy="false">∑</math:mo>
              <math:mrow>
                <math:mi>k</math:mi>
                <math:mo math:stretchy="false">=</math:mo>
                <math:mn>1</math:mn>
              </math:mrow>
              <math:mi>n</math:mi>
            </math:munderover>
            <math:msup>
              <math:mi>k</math:mi>
              <math:mn>3</math:mn>
            </math:msup>
          </math:mrow>
        </math:mrow>
        <math:mo math:stretchy="false">=</math:mo>
        <math:msup>
          <math:mfenced math:open="" math:close="">
            <math:mrow>
              <math:munderover>
                <math:mo math:stretchy="false">∑</math:mo>
                <math:mrow>
                  <math:mi>k</math:mi>
                  <math:mo math:stretchy="false">=</math:mo>
                  <math:mn>1</math:mn>
                </math:mrow>
                <math:mi>n</math:mi>
              </math:munderover>
              <math:mi>k</math:mi>
            </math:mrow>
          </math:mfenced>
          <math:mn>2</math:mn>
        </math:msup>
      </math:mrow>
      <math:mo math:stretchy="false">=</math:mo>
      <math:mfrac>
        <math:mrow>
          <math:msup>
            <math:mi>n</math:mi>
            <math:mn>2</math:mn>
          </math:msup>
          <math:msup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</math:mrow>
        <math:mn>4</math:mn>
      </math:mfrac>
    </math:mrow>
    <math:annotation math:encoding="StarMath 5.0">S^3_n = sum from {k=1} to {n} k^3 = left( sum from {k=1} to {n} k right)^2 = {n^2(n+1)^2} over {4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i>X</math:mi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row>
                <math:munderover>
                  <math:mo math:stretchy="false">∑</math:mo>
                  <math:mrow>
                    <math:mi>y</math:mi>
                    <math:mo math:stretchy="false">=</math:mo>
                    <math:mn>1</math:mn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i>X</math:mi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y</math:mi>
                  <math:mo math:stretchy="false">=</math:mo>
                  <math:mn>1</math:mn>
                </math:mrow>
                <math:mi>k</math:mi>
              </math:munderover>
              <math:mi>P</math:mi>
            </math:mrow>
            <math:mrow>
              <math:mo math:stretchy="false">(</math:mo>
              <math:mrow>
                <math:mrow>
                  <math:mrow>
                    <math:mi>X</math:mi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enced math:open="" math:close="">
              <math:mrow>
                <math:mi>P</math:mi>
                <math:mrow>
                  <math:mrow>
                    <math:mo math:stretchy="false">(</math:mo>
                    <math:mrow>
                      <math:mi>X</math:mi>
                      <math:mo math:stretchy="false">&gt;</math:mo>
                      <math:mn>1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row>
                    <math:mo math:stretchy="false">(</math:mo>
                    <math:mrow>
                      <math:mi>X</math:mi>
                      <math:mo math:stretchy="false">&gt;</math:mo>
                      <math:mn>2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row>
                    <math:mrow>
                      <math:mo math:stretchy="false">(</math:mo>
                      <math:mrow>
                        <math:mi>X</math:mi>
                        <math:mo math:stretchy="false">&gt;</math:mo>
                        <math:mn>3</math:mn>
                      </math:mrow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enced math:open="" math:close="">
              <math:mrow>
                <math:mrow>
                  <math:mrow>
                    <math:mrow>
                      <math:mfrac>
                        <math:mrow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</math:mrow>
                        <math:mrow>
                          <math:mi>k</math:mi>
                        </math:mrow>
                      </math:mfrac>
                      <math:mo math:stretchy="false">+</math:mo>
                      <math:mfrac>
                        <math:mrow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</math:mrow>
                        <math:mrow>
                          <math:mi>k</math:mi>
                        </math:mrow>
                      </math:mfrac>
                    </math:mrow>
                    <math:mo math:stretchy="false">+</math:mo>
                    <math:mfrac>
                      <math:mrow>
                        <math:mrow>
                          <math:mo math:stretchy="false">(</math:mo>
                          <math:mrow>
                            <math:mi>k</math:mi>
                            <math:mo math:stretchy="false">−</math:mo>
                            <math:mn>3</math:mn>
                          </math:mrow>
                          <math:mo math:stretchy="false">)</math:mo>
                        </math:mrow>
                      </math:mrow>
                      <math:mrow>
                        <math:mi>k</math:mi>
                      </math:mrow>
                    </math:mfrac>
                  </math:mrow>
                  <math:mo math:stretchy="false">+</math:mo>
                  <math:mn>...</math:mn>
                </math:mrow>
                <math:mo math:stretchy="false">+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2</math:mn>
                  </math:msup>
                </math:mrow>
              </math:mfrac>
            </math:mrow>
            <math:mfenced math:open="" math:close=""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k</math:mi>
                    <math:mo math:stretchy="false">−</math:mo>
                    <math:mn>1</math:mn>
                  </math:mrow>
                </math:munderover>
                <math:mi>i</math:mi>
              </math:mrow>
            </math:mfenced>
          </math:mrow>
        </math:mrow>
      </math:mtr>
      <math:mtr>
        <math:mrow>
          <math:mrow>
            <math:mrow>
              <math:msub>
                <math:mi>p</math:mi>
                <math:mrow>
                  <math:mn>1</math:mn>
                  <math:mo math:stretchy="false">−</math:mo>
                  <math:mn>1</math:mn>
                </math:mrow>
              </math:msub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2</math:mn>
                  </math:msup>
                </math:mrow>
              </math:mfrac>
            </math:mrow>
            <math:msub>
              <math:mi>S</math:mi>
              <math:mrow>
                <math:mi>k</math:mi>
                <math:mo math:stretchy="false">−</math:mo>
                <math:mn>1</math:mn>
              </math:mrow>
            </math:msub>
          </math:mrow>
        </math:mrow>
      </math:mtr>
    </math:mtable>
    <math:annotation math:encoding="StarMath 5.0">alignl P(X &gt; Y) = sum from {y=1} to {k} P(X &gt; Y divides Y=y)P(Y=y) newline
alignl ~~~~~~~~~~ = {alignc 1} over {alignc k} sum from {y=1} to {k} P(X &gt; Y divides Y=y) newline
alignl ~~~~~~~~~~ = {alignc 1} over {alignc k} left( P(X&gt;1) + P(X&gt;2) + P(X&gt;3) + ... + P(X&gt;k-1) right) newline
alignl ~~~~~~~~~~ = {alignc 1} over {alignc k} left( {alignc (k-1)} over {alignc k} + {alignc (k-2)} over {alignc k} + {alignc (k-3)} over {alignc k} +...+ {alignc 1} over {alignc k} right) newline
alignl ~~~~~~~~~~ = {alignc 1} over {alignc k^2} left( sum from {i=1} to {k-1} i right) newline
alignl p_{1-1} = {alignc 1} over {alignc k^2} S_{k-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i>Y</math:mi>
            <math:mo math:stretchy="false">=</math:mo>
            <math:mi>y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i>k</math:mi>
        </math:mrow>
      </math:mrow>
    </math:mrow>
    <math:annotation math:encoding="StarMath 5.0">P(X = x) = P(Y = y) = 1 / k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∪</math:mo>
                      <math:msub>
                        <math:mi>X</math:mi>
                        <math:mn>2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o math:stretchy="false">(</math:mo>
              <math:mrow>
                <math:mrow>
                  <math:msub>
                    <math:mi>X</math:mi>
                    <math:mn>1</math:mn>
                  </math:msub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2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row>
                  <math:munderover>
                    <math:mo math:stretchy="false">∑</math:mo>
                    <math:mrow>
                      <math:mi>y</math:mi>
                      <math:mo math:stretchy="false">=</math:mo>
                      <math:mn>1</math:mn>
                    </math:mrow>
                    <math:mi>k</math:mi>
                  </math:munderover>
                  <math:mi>P</math:mi>
                </math:mrow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&gt;</math:mo>
                      <math:mrow>
                        <math:mi>Y</math:mi>
                        <math:mo math:stretchy="false">∩</math:mo>
                        <math:msub>
                          <math:mi>X</math:mi>
                          <math:mn>2</math:mn>
                        </math:msub>
                      </math:mrow>
                    </math:mrow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row>
            <math:mfenced math:open="" math:close="">
              <math:mrow>
                <math:mi>P</math:mi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n>1</math:mn>
                  </math:mrow>
                  <math:mo math:stretchy="false">)</math:mo>
                </math:mrow>
                <math:mi>P</math:mi>
                <math:mrow>
                  <math:mrow>
                    <math:mo math:stretchy="false">(</math:mo>
                    <math:mrow>
                      <math:msub>
                        <math:mi>X</math:mi>
                        <math:mn>2</math:mn>
                      </math:msub>
                      <math:mo math:stretchy="false">&gt;</math:mo>
                      <math:mn>1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n>2</math:mn>
                  </math:mrow>
                  <math:mo math:stretchy="false">)</math:mo>
                </math:mrow>
                <math:mi>P</math:mi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2</math:mn>
                        </math:msub>
                        <math:mo math:stretchy="false">&gt;</math:mo>
                        <math:mn>2</math:mn>
                      </math:mrow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  <math:mi>P</math:mi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row>
            <math:mfenced math:open="" math:close="">
              <math:mrow>
                <math:mrow>
                  <math:mrow>
                    <math:mfrac>
                      <math:mrow>
                        <math:msup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  <math:mn>2</math:mn>
                        </math:msup>
                      </math:mrow>
                      <math:mrow>
                        <math:msup>
                          <math:mi>k</math:mi>
                          <math:mn>2</math:mn>
                        </math:msup>
                      </math:mrow>
                    </math:mfrac>
                    <math:mo math:stretchy="false">+</math:mo>
                    <math:mfrac>
                      <math:mrow>
                        <math:msup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  <math:mn>2</math:mn>
                        </math:msup>
                      </math:mrow>
                      <math:mrow>
                        <math:msup>
                          <math:mi>k</math:mi>
                          <math:mn>2</math:mn>
                        </math:msup>
                      </math:mrow>
                    </math:mfrac>
                  </math:mrow>
                  <math:mo math:stretchy="false">+</math:mo>
                  <math:mn>...</math:mn>
                </math:mrow>
                <math:mo math:stretchy="false">+</math:mo>
                <math:mfrac>
                  <math:mrow>
                    <math:mn>1</math:mn>
                  </math:mrow>
                  <math:mrow>
                    <math:msup>
                      <math:mi>k</math:mi>
                      <math:mn>2</math:mn>
                    </math:msup>
                  </math:mrow>
                </math:mfrac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row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sup>
                <math:mi>i</math:mi>
                <math:mn>2</math:mn>
              </math:msup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2</math:mn>
                  <math:mo math:stretchy="false">−</math:mo>
                  <math:mn>1</math:mn>
                </math:mrow>
              </math:msub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row>
            </math:mrow>
            <math:msubsup>
              <math:mi>S</math:mi>
              <math:mrow>
                <math:mi>k</math:mi>
                <math:mo math:stretchy="false">−</math:mo>
                <math:mn>1</math:mn>
              </math:mrow>
              <math:mn>2</math:mn>
            </math:msubsup>
          </math:mrow>
        </math:mrow>
      </math:mtr>
    </math:mtable>
    <math:annotation math:encoding="StarMath 5.0">alignl P(X_1 &gt; Y union X_2 &gt; Y) = P(X_1 &gt; Y) + P(X_2 &gt; Y) - P(X_1 &gt; Y intersection X_2 &gt; Y) newline
alignl ~~~~~~~~~~ = 2p_{1-1} - sum from {y=1} to {k} P(X_1 &gt; Y intersection X_2 &gt; Y divides Y=y)P(Y=y) newline
alignl ~~~~~~~~~~ = 2p_{1-1} - {alignc 1} over {alignc k} left( P(X_1&gt;1)P(X_2&gt;1) + P(X_1&gt;2)P(X_2&gt;2) + ... + P(X_1&gt;k-1)P(X_2&gt;k-1) right) newline
alignl ~~~~~~~~~~ = 2p_{1-1} - {alignc 1} over {alignc k} left( {alignc (k-1)^2} over {alignc k^2} + {alignc (k-2)^2} over {alignc k^2} +...+ {alignc 1} over {alignc k^2} right) newline
alignl ~~~~~~~~~~ = 2p_{1-1} - {alignc 1} over {alignc k^3} sum from {i=1} to {k-1} i^2 newline
alignl p_{2-1} = 2p_{1-1} - {alignc 1} over {alignc k^3} S^2_{k-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&gt;</math:mo>
                      <math:mrow>
                        <math:mi>Y</math:mi>
                        <math:mo math:stretchy="false">∪</math:mo>
                        <math:msub>
                          <math:mi>X</math:mi>
                          <math:mn>2</math:mn>
                        </math:msub>
                      </math:mrow>
                    </math:mrow>
                    <math:mo math:stretchy="false">&gt;</math:mo>
                    <math:mrow>
                      <math:mi>Y</math:mi>
                      <math:mo math:stretchy="false">∪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3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o math:stretchy="false">(</math:mo>
              <math:mrow>
                <math:mrow>
                  <math:msub>
                    <math:mi>X</math:mi>
                    <math:mn>1</math:mn>
                  </math:msub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2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−</math:mo>
              <math:mi>P</math:mi>
            </math:mrow>
            <math:mrow>
              <math:mrow>
                <math:mo math:stretchy="false">(</math:mo>
                <math:mrow>
                  <math:mrow>
                    <math:msub>
                      <math:mi>X</math:mi>
                      <math:mn>2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row>
                <math:mo math:stretchy="false">(</math:mo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o math:stretchy="false">(</math:mo>
              <math:mrow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2</math:mn>
                      </math:msub>
                    </math:mrow>
                  </math:mrow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3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row>
                <math:munderover>
                  <math:mo math:stretchy="false">∑</math:mo>
                  <math:mrow>
                    <math:mi>y</math:mi>
                    <math:mo math:stretchy="false">=</math:mo>
                    <math:mn>1</math:mn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row>
                        <math:msub>
                          <math:mi>X</math:mi>
                          <math:mn>1</math:mn>
                        </math:msub>
                        <math:mo math:stretchy="false">&gt;</math:mo>
                        <math:mrow>
                          <math:mi>Y</math:mi>
                          <math:mo math:stretchy="false">∩</math:mo>
                          <math:msub>
                            <math:mi>X</math:mi>
                            <math:mn>2</math:mn>
                          </math:msub>
                        </math:mrow>
                      </math:mrow>
                      <math:mo math:stretchy="false">&gt;</math:mo>
                      <math:mrow>
                        <math:mi>Y</math:mi>
                        <math:mo math:stretchy="false">∩</math:mo>
                        <math:msub>
                          <math:mi>X</math:mi>
                          <math:mn>3</math:mn>
                        </math:msub>
                      </math:mrow>
                    </math:mrow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y</math:mi>
                  <math:mo math:stretchy="false">=</math:mo>
                  <math:mn>1</math:mn>
                </math:mrow>
                <math:mi>k</math:mi>
              </math:munderover>
              <math:mi>P</math:mi>
            </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&gt;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sub>
                  <math:mi>X</math:mi>
                  <math:mn>2</math:mn>
                </math:msub>
                <math:mo math:stretchy="false">&gt;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sub>
                  <math:mi>X</math:mi>
                  <math:mn>3</math:mn>
                </math:msub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a</math:mi>
                  <math:mo math:stretchy="false">=</math:mo>
                  <math:mn>1</math:mn>
                </math:mrow>
                <math:mi>k</math:mi>
              </math:munderover>
              <math:mfenced math:open="" math:close="">
                <math:mfrac>
                  <math:mrow>
                    <math:msup>
                      <math:mrow>
                        <math:mo math:stretchy="false">(</math:mo>
                        <math:mrow>
                          <math:mi>k</math:mi>
                          <math:mo math:stretchy="false">−</math:mo>
                          <math:mi>a</math:mi>
                        </math:mrow>
                        <math:mo math:stretchy="false">)</math:mo>
                      </math:mrow>
                      <math:mn>3</math:mn>
                    </math:msup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fenced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sup>
                    <math:mi>k</math:mi>
                    <math:mn>4</math:mn>
                  </math:msup>
                </math:mrow>
              </math:mfrac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sup>
                <math:mi>i</math:mi>
                <math:mn>2</math:mn>
              </math:msup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3</math:mn>
                  <math:mo math:stretchy="false">−</math:mo>
                  <math:mn>1</math:mn>
                </math:mrow>
              </math:msub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sup>
                    <math:mi>k</math:mi>
                    <math:mn>4</math:mn>
                  </math:msup>
                </math:mrow>
              </math:mfrac>
            </math:mrow>
            <math:msubsup>
              <math:mi>S</math:mi>
              <math:mrow>
                <math:mi>k</math:mi>
                <math:mo math:stretchy="false">−</math:mo>
                <math:mn>1</math:mn>
              </math:mrow>
              <math:mn>3</math:mn>
            </math:msubsup>
          </math:mrow>
        </math:mrow>
      </math:mtr>
    </math:mtable>
    <math:annotation math:encoding="StarMath 5.0">alignl P(X_1 &gt; Y union X_2 &gt; Y union X_3 &gt; Y) = P(X_1 &gt; Y) + P(X_2 &gt; Y) + P(X_3 &gt; Y) - P(X_1 &gt; Y intersection X_2 &gt; Y) newline
alignl ~~~~~~~~~~~~~ - P(X_2 &gt; Y intersection X_3 &gt; Y) - P(X_1 &gt; Y intersection X_3 &gt; Y) + P(X_1 &gt; Y intersection X_2 &gt; Y intersection X_3 &gt; Y)newline
alignl ~~~~~~~~~~ = 3p_{1-1} - 3 {alignc 1} over {alignc k^3} S^2_{k-1} + sum from {y=1} to {k} P(X_1 &gt; Y intersection X_2 &gt; Y intersection X_3 &gt; Y divides Y=y)P(Y=y) newline
alignl ~~~~~~~~~~ = 3p_{1-1} - 3 {alignc 1} over {alignc k^3} S^2_{k-1} + {alignc 1} over {alignc k} sum from {y=1} to {k} P(X_1&gt;y)P(X_2&gt;y)P(X_3&gt;y) newline
alignl ~~~~~~~~~~ = 3p_{1-1} - 3 {alignc 1} over {alignc k^3} S^2_{k-1} + {alignc 1} over {alignc k} sum from {a=1} to {k} left( {alignc (k-a)^3} over {alignc k^3} right) newline
alignl ~~~~~~~~~~ = 3p_{1-1} - 3 {alignc 1} over {alignc k^3} S^2_{k-1} + {alignc 1} over {alignc k^4} sum from {i=1} to {k-1} i^2 newline
alignl p_{3-1} = 3p_{1-1} - 3 {alignc 1} over {alignc k^3} S^2_{k-1} + {alignc 1} over {alignc k^4} S^3_{k-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i>X</math:mi>
                    <math:mo math:stretchy="false">&gt;</math:mo>
                    <math:mrow>
                      <math:msub>
                        <math:mi>Y</math:mi>
                        <math:mn>1</math:mn>
                      </math:msub>
                      <math:mo math:stretchy="false">∩</math:mo>
                      <math:mi>X</math:mi>
                    </math:mrow>
                  </math:mrow>
                  <math:mo math:stretchy="false">&gt;</math:mo>
                  <math:msub>
                    <math:mi>Y</math:mi>
                    <math:mn>2</math:mn>
                  </math:msub>
                </math:mrow>
                <math:mo math:stretchy="false">)</math:mo>
              </math:mrow>
              <math:mo math:stretchy="false">=</math:mo>
              <math:mrow>
                <math:munderover>
                  <math:mo math:stretchy="false">∑</math:mo>
                  <math:mrow>
                    <math:mrow>
                      <math:msub>
                        <math:mi>y</math:mi>
                        <math:mn>1</math:mn>
                      </math:msub>
                      <math:mo math:stretchy="false">=</math:mo>
                      <math:mn>1,</math:mn>
                    </math:mrow>
                    <math:mrow>
                      <math:msub>
                        <math:mi>y</math:mi>
                        <math:mn>2</math:mn>
                      </math:msub>
                      <math:mo math:stretchy="false">=</math:mo>
                      <math:mn>1</math:mn>
                    </math:mrow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row>
                        <math:mi>X</math:mi>
                        <math:mo math:stretchy="false">&gt;</math:mo>
                        <math:mrow>
                          <math:msub>
                            <math:mi>Y</math:mi>
                            <math:mn>1</math:mn>
                          </math:msub>
                          <math:mo math:stretchy="false">∩</math:mo>
                          <math:mi>X</math:mi>
                        </math:mrow>
                      </math:mrow>
                      <math:mo math:stretchy="false">&gt;</math:mo>
                      <math:msub>
                        <math:mi>Y</math:mi>
                        <math:mn>2</math:mn>
                      </math:msub>
                    </math:mrow>
                    <math:mo math:stretchy="false">∣</math:mo>
                    <math:msub>
                      <math:mi>Y</math:mi>
                      <math:mn>1</math:mn>
                    </math:msub>
                  </math:mrow>
                  <math:mo math:stretchy="false">=</math:mo>
                  <math:mrow>
                    <math:msub>
                      <math:mi>y</math:mi>
                      <math:mn>1</math:mn>
                    </math:msub>
                    <math:mo math:stretchy="false">∩</math:mo>
                    <math:msub>
                      <math:mi>Y</math:mi>
                      <math:mn>2</math:mn>
                    </math:msub>
                  </math:mrow>
                </math:mrow>
                <math:mo math:stretchy="false">=</math:mo>
                <math:msub>
                  <math:mi>y</math:mi>
                  <math:mn>2</math:mn>
                </math:msub>
              </math:mrow>
              <math:mo math:stretchy="false">)</math:mo>
            </math:mrow>
            <math:mi>P</math:mi>
            <math:mrow>
              <math:mo math:stretchy="false">(</math:mo>
              <math:mrow>
                <math:mrow>
                  <math:msub>
                    <math:mi>Y</math:mi>
                    <math:mn>1</math:mn>
                  </math:msub>
                  <math:mo math:stretchy="false">=</math:mo>
                  <math:mrow>
                    <math:msub>
                      <math:mi>y</math:mi>
                      <math:mn>1</math:mn>
                    </math:msub>
                    <math:mo math:stretchy="false">∩</math:mo>
                    <math:msub>
                      <math:mi>Y</math:mi>
                      <math:mn>2</math:mn>
                    </math:msub>
                  </math:mrow>
                </math:mrow>
                <math:mo math:stretchy="false">=</math:mo>
                <math:msub>
                  <math:mi>y</math:mi>
                  <math:mn>2</math:mn>
                </math:msub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rac>
              <math:mrow>
                <math:mn>1</math:mn>
              </math:mrow>
              <math:mrow>
                <math:mi>k</math:mi>
              </math:mrow>
            </math:mfrac>
            <math:mfenced math:open="" math:close="">
              <math:mrow>
                <math:mi>P</math:mi>
                <math:mrow>
                  <math:mo math:stretchy="false">(</math:mo>
                  <math:mrow>
                    <math:mi>X</math:mi>
                    <math:mo math:stretchy="false">&gt;</math:mo>
                    <math:mn>1</math:mn>
                  </math:mrow>
                  <math:mo math:stretchy="false">)</math:mo>
                </math:mrow>
                <math:mrow>
                  <math:mrow>
                    <math:mo math:stretchy="false">(</math:mo>
                    <math:mn>1</math:mn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n>2</math:mn>
                  </math:mrow>
                  <math:mo math:stretchy="false">)</math:mo>
                </math:mrow>
                <math:mrow>
                  <math:mrow>
                    <math:mo math:stretchy="false">(</math:mo>
                    <math:mn>3</math:mn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n>3</math:mn>
                  </math:mrow>
                  <math:mo math:stretchy="false">)</math:mo>
                </math:mrow>
                <math:mrow>
                  <math:mrow>
                    <math:mrow>
                      <math:mo math:stretchy="false">(</math:mo>
                      <math:mn>5</math:mn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  <math:mrow>
                  <math:mo math:stretchy="false">(</math:mo>
                  <math:mrow>
                    <math:mn>2</math:mn>
                    <math:mrow>
                      <math:mrow>
                        <math:mo math:stretchy="false">(</math:mo>
                        <math:mrow>
                          <math:mi>k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  <math:mo math:stretchy="false">+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rac>
              <math:mrow>
                <math:mn>1</math:mn>
              </math:mrow>
              <math:mrow>
                <math:mi>k</math:mi>
              </math:mrow>
            </math:mfrac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k</math:mi>
              </math:munderover>
              <math:mfenced math:open="" math:close="">
                <math:mrow>
                  <math:mfrac>
                    <math:mrow>
                      <math:mrow>
                        <math:mi>k</math:mi>
                        <math:mo math:stretchy="false">−</math:mo>
                        <math:mi>i</math:mi>
                      </math:mrow>
                    </math:mrow>
                    <math:mrow>
                      <math:mi>k</math:mi>
                    </math:mrow>
                  </math:mfrac>
                  <math:mfenced math:open="" math:close="">
                    <math:mrow>
                      <math:mn>2</math:mn>
                      <math:mrow>
                        <math:mrow>
                          <math:mo math:stretchy="false">(</math:mo>
                          <math:mrow>
                            <math:mi>i</math:mi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  <math:mo math:stretchy="false">+</math:mo>
                        <math:mn>1</math:mn>
                      </math:mrow>
                    </math:mrow>
                  </math:mfenced>
                </math:mrow>
              </math:mfenced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1</math:mn>
                  <math:mo math:stretchy="false">−</math:mo>
                  <math:mn>2</math:mn>
                </math:mrow>
              </math:msub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3</math:mn>
                  </math:msup>
                </math:mrow>
              </math:mfrac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row>
                <math:mo math:stretchy="false">(</math:mo>
                <math:mrow>
                  <math:mi>k</math:mi>
                  <math:mo math:stretchy="false">−</math:mo>
                  <math:mi>i</math:mi>
                </math:mrow>
                <math:mo math:stretchy="false">)</math:mo>
              </math:mrow>
            </math:mrow>
            <math:mfenced math:open="" math:close="">
              <math:mrow>
                <math:mn>2</math:mn>
                <math:mrow>
                  <math:mrow>
                    <math:mo math:stretchy="false">(</math:mo>
                    <math:mrow>
                      <math:mi>i</math:mi>
                      <math:mo math:stretchy="false">−</math:mo>
                      <math:mn>1</math:mn>
                    </math:mrow>
                    <math:mo math:stretchy="false">)</math:mo>
                  </math:mrow>
                  <math:mo math:stretchy="false">+</math:mo>
                  <math:mn>1</math:mn>
                </math:mrow>
              </math:mrow>
            </math:mfenced>
          </math:mrow>
        </math:mrow>
      </math:mtr>
    </math:mtable>
    <math:annotation math:encoding="StarMath 5.0">alignl P(X &gt; Y_1 intersection X &gt; Y_2) = sum from {y_1=1, y_2=1} to {k} P(X &gt; Y_1 intersection X &gt; Y_2 divides Y_1=y_1 intersection Y_2=y_2)P(Y_1=y_1 intersection Y_2=y_2) newline
alignl ~~~~~~~~~~ = {alignc 1} over {alignc k} {alignc 1} over {alignc k} left( P(X&gt;1)(1) + P(X&gt;2)(3) + P(X&gt;3)(5) + ... + P(X&gt;k-1)(2(k-2)+1) right) newline
alignl ~~~~~~~~~~ = {alignc 1} over {alignc k} {alignc 1} over {alignc k} sum from {i=1} to {k} left( {alignc k-i} over {alignc k} left( 2(i-1)+1 right) right) newline
alignl p_{1-2} = {alignc 1} over {alignc k^3} sum from {i=1} to {k-1} (k-i) left( 2(i-1)+1 right) newline
</math:annotation>
  </math:semantics>
</math:math>
</file>